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dfad" officeooo:paragraph-rsid="000fdfad"/>
    </style:style>
    <style:style style:name="P2" style:family="paragraph" style:parent-style-name="Standard">
      <style:text-properties officeooo:rsid="00124e50" officeooo:paragraph-rsid="00124e50"/>
    </style:style>
    <style:style style:name="P3" style:family="paragraph" style:parent-style-name="Standard">
      <style:text-properties officeooo:paragraph-rsid="0014ffe8"/>
    </style:style>
    <style:style style:name="T1" style:family="text">
      <style:text-properties officeooo:rsid="00124e50"/>
    </style:style>
    <style:style style:name="T2" style:family="text">
      <style:text-properties officeooo:rsid="0014ffe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O trabalho é um sistema de gerenciamento de funcionários. Um funcionário base e duas subclasses que representam o gerente e o operário. Os funcionários terão ações diferentes para aplicar o polimorfismo. Também foi usado encapsulamento para proteger as informações de cada funcionário.</text:p>
      <text:p text:style-name="Standard"/>
      <text:p text:style-name="Standard">Este sistema simula uma gestão de funcionários, onde temos três tipos de funcionários:</text:p>
      <text:p text:style-name="Standard"/>
      <text:p text:style-name="Standard"><text:tab/>A classe Funcionario.java é a base para as outras duas classes. Ela contém atributos e métodos comuns, como nome e salário, e um método abstrato realizarAtividade(), que será implementado pelas subclasses.</text:p>
      <text:p text:style-name="Standard"/>
      <text:p text:style-name="P1"><text:tab/>{ IMAGEM FUNCIONARIO.JAVA}</text:p>
      <text:p text:style-name="Standard"/>
      <text:p text:style-name="Standard"><text:tab/>A classe Gerente.java herda de Funcionario, mas adiciona um bônus ao pagamento e implementa a atividade específica para um gerente.</text:p>
      <text:p text:style-name="Standard"/>
      <text:p text:style-name="P1"><text:tab/>{ IMAGEM GERENTE.JAVA}</text:p>
      <text:p text:style-name="Standard"/>
      <text:p text:style-name="Standard"><text:tab/>A classe Operario.java também herda de Funcionario, mas inclui um atributo para as horas extras e calcula o pagamento com base nisso.</text:p>
      <text:p text:style-name="Standard"/>
      <text:p text:style-name="P1"><text:tab/>{ IMAGEM OPERARIO.JAVA}</text:p>
      <text:p text:style-name="Standard"/>
      <text:p text:style-name="Standard">Herança:</text:p>
      <text:p text:style-name="Standard"><text:tab/>As classes Gerente e Operario herdam da classe Funcionario.</text:p>
      <text:p text:style-name="P3"><text:tab/><text:span text:style-name="T1">A classe funcionário seria </text:span><text:span text:style-name="T2">como </text:span><text:span text:style-name="T1">uma </text:span><text:span text:style-name="T2">base</text:span><text:span text:style-name="T1">, e as subclasses</text:span><text:span text:style-name="T2"> herdam as características básicas e expandem conforme necessário. Exemplo: Gerente e Operario podem receber pagamento extra, mas um como bônus e o outro como horas extras.</text:span></text:p>
      <text:p text:style-name="Standard"/>
      <text:p text:style-name="Standard">Polimorfismo:</text:p>
      <text:p text:style-name="Standard"><text:tab/>Os métodos realizarAtividade() e calcularPagamento() são exemplos de polimorfismo porque dependem do tipo do funcionário.</text:p>
      <text:p text:style-name="P3"><text:tab/><text:span text:style-name="T2">Exemplo: Uma lista de funcionários, uns são gerentes e outros operários, ambos são podem executar o mesmo método, mas podendo ter resultados diferentes.</text:span></text:p>
      <text:p text:style-name="Standard"/>
      <text:p text:style-name="Standard">Encapsulamento:</text:p>
      <text:p text:style-name="Standard"><text:tab/>Os dados privados de Funcionario(nome e salário) são acessados por meio de métodos públicos.</text:p>
      <text:p text:style-name="P3"><text:span text:style-name="T2"><text:tab/>Não seria bom deixar qualquer um ver o atributo salário, então usei um </text:span>getSalario() <text:span text:style-name="T2">e um </text:span>setSalario(), <text:span text:style-name="T2">que equivaleriam a pedir permissão para ver ou alterar uma informação do atributo salário.</text:span></text:p>
      <text:p text:style-name="Standard"/>
      <text:p text:style-name="Standard">Abstração:</text:p>
      <text:p text:style-name="Standard"><text:tab/>A classe Funcionario é abstrata <text:span text:style-name="T1">não</text:span> pode<text:span text:style-name="T1">ndo</text:span> ser instanciada diretamente. Ela define o método abstrato realizarAtividade(), o que obriga as subclasses a fornecerem sua própria implementação.</text:p>
      <text:p text:style-name="P2"><text:tab/>A classe funcionário seria <text:span text:style-name="T2">como </text:span>uma ideia genérica, e as subclasses detalham <text:span text:style-name="T2">a ela de acordo com a sua área.</text:span></text:p>
      <text:p text:style-name="Standard"/>
      <text:p text:style-name="Standard">1. Funcionario.java</text:p>
      <text:p text:style-name="Standard">public abstract class Funcionario {</text:p>
      <text:p text:style-name="Standard"><text:s text:c="4"/>private String nome;</text:p>
      <text:p text:style-name="Standard"><text:soft-page-break/><text:s text:c="4"/>private double salario;</text:p>
      <text:p text:style-name="Standard"/>
      <text:p text:style-name="Standard"><text:s text:c="4"/>public Funcionario(String nome, double salario) {</text:p>
      <text:p text:style-name="Standard"><text:s text:c="8"/>this.nome = nome;</text:p>
      <text:p text:style-name="Standard"><text:s text:c="8"/>this.salario = salario;</text:p>
      <text:p text:style-name="Standard"><text:s text:c="4"/>}</text:p>
      <text:p text:style-name="Standard"/>
      <text:p text:style-name="Standard"><text:s text:c="4"/>public String getNome() {</text:p>
      <text:p text:style-name="Standard"><text:s text:c="8"/>return nome;</text:p>
      <text:p text:style-name="Standard"><text:s text:c="4"/>}</text:p>
      <text:p text:style-name="Standard"/>
      <text:p text:style-name="Standard"><text:s text:c="4"/>public void setNome(String nome) {</text:p>
      <text:p text:style-name="Standard"><text:s text:c="8"/>this.nome = nome;</text:p>
      <text:p text:style-name="Standard"><text:s text:c="4"/>}</text:p>
      <text:p text:style-name="Standard"/>
      <text:p text:style-name="Standard"><text:s text:c="4"/>public double getSalario() {</text:p>
      <text:p text:style-name="Standard"><text:s text:c="8"/>return salario;</text:p>
      <text:p text:style-name="Standard"><text:s text:c="4"/>}</text:p>
      <text:p text:style-name="Standard"/>
      <text:p text:style-name="Standard"><text:s text:c="4"/>public void setSalario(double salario) {</text:p>
      <text:p text:style-name="Standard"><text:s text:c="8"/>this.salario = salario;</text:p>
      <text:p text:style-name="Standard"><text:s text:c="4"/>}</text:p>
      <text:p text:style-name="Standard"/>
      <text:p text:style-name="Standard"><text:s text:c="4"/>public abstract void realizarAtividade();</text:p>
      <text:p text:style-name="Standard"/>
      <text:p text:style-name="Standard"><text:s text:c="4"/>public double calcularPagamento() {</text:p>
      <text:p text:style-name="Standard"><text:s text:c="8"/>return salario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"Nome: " + nome + ", Salário: R$" + salario;</text:p>
      <text:p text:style-name="Standard"><text:s text:c="4"/>}</text:p>
      <text:p text:style-name="Standard">}</text:p>
      <text:p text:style-name="Standard"/>
      <text:p text:style-name="Standard"/>
      <text:p text:style-name="Standard">2. Gerente.java</text:p>
      <text:p text:style-name="Standard">public class Gerente extends Funcionario {</text:p>
      <text:p text:style-name="Standard"><text:s text:c="4"/>private double bonus;</text:p>
      <text:p text:style-name="Standard"/>
      <text:p text:style-name="Standard"><text:s text:c="4"/>public Gerente(String nome, double salario, double bonus) {</text:p>
      <text:p text:style-name="Standard"><text:s text:c="8"/>super(nome, salario);</text:p>
      <text:p text:style-name="Standard"><text:s text:c="8"/>this.bonus = bonus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ealizarAtividade() {</text:p>
      <text:p text:style-name="Standard"><text:s text:c="8"/>System.out.println(getNome() + " está gerenciando a equipe."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calcularPagamento() {</text:p>
      <text:p text:style-name="Standard"><text:soft-page-break/><text:s text:c="8"/>return getSalario() + bonus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super.toString() + ", Bônus: R$" + bonus;</text:p>
      <text:p text:style-name="Standard"><text:s text:c="4"/>}</text:p>
      <text:p text:style-name="Standard">}</text:p>
      <text:p text:style-name="Standard"/>
      <text:p text:style-name="Standard"/>
      <text:p text:style-name="Standard">3. Operario.java</text:p>
      <text:p text:style-name="Standard">public class Operario extends Funcionario {</text:p>
      <text:p text:style-name="Standard"><text:s text:c="4"/>private double horasExtras;</text:p>
      <text:p text:style-name="Standard"/>
      <text:p text:style-name="Standard"><text:s text:c="4"/>public Operario(String nome, double salario, double horasExtras) {</text:p>
      <text:p text:style-name="Standard"><text:s text:c="8"/>super(nome, salario);</text:p>
      <text:p text:style-name="Standard"><text:s text:c="8"/>this.horasExtras = horasExtras;</text:p>
      <text:p text:style-name="Standard"><text:s text:c="4"/>}</text:p>
      <text:p text:style-name="Standard"/>
      <text:p text:style-name="Standard"><text:s text:c="4"/>@Override</text:p>
      <text:p text:style-name="Standard"><text:s text:c="4"/>public void realizarAtividade() {</text:p>
      <text:p text:style-name="Standard"><text:s text:c="8"/>System.out.println(getNome() + " está realizando trabalho operacional."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calcularPagamento() {</text:p>
      <text:p text:style-name="Standard"><text:s text:c="8"/>return getSalario() + (horasExtras * 20); // R$20 por hora extra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super.toString() + ", Horas extras: " + horasExtras;</text:p>
      <text:p text:style-name="Standard"><text:s text:c="4"/>}</text:p>
      <text:p text:style-name="Standard">}</text:p>
      <text:p text:style-name="Standard"/>
      <text:p text:style-name="Standard">4. Main.java</text:p>
      <text:p text:style-name="Standard">public class Main {</text:p>
      <text:p text:style-name="Standard"><text:s text:c="4"/>public static void main(String[] args) {</text:p>
      <text:p text:style-name="Standard"><text:s text:c="8"/>// Criando instâncias dos funcionários</text:p>
      <text:p text:style-name="Standard"><text:s text:c="8"/>Funcionario gerente = new Gerente("Alice", 5000, 1000);</text:p>
      <text:p text:style-name="Standard"><text:s text:c="8"/>Funcionario operario = new Operario("Bob", 2000, 30);</text:p>
      <text:p text:style-name="Standard"/>
      <text:p text:style-name="Standard"><text:s text:c="8"/>// Imprimindo os dados dos funcionários</text:p>
      <text:p text:style-name="Standard"><text:s text:c="8"/>System.out.println(gerente);</text:p>
      <text:p text:style-name="Standard"><text:s text:c="8"/>System.out.println(operario);</text:p>
      <text:p text:style-name="Standard"/>
      <text:p text:style-name="Standard"><text:s text:c="8"/>// Realizando as atividades</text:p>
      <text:p text:style-name="Standard"><text:s text:c="8"/>gerente.realizarAtividade();</text:p>
      <text:p text:style-name="Standard"><text:s text:c="8"/>operario.realizarAtividade();</text:p>
      <text:p text:style-name="Standard"/>
      <text:p text:style-name="Standard"><text:s text:c="8"/>// Calculando o pagamento</text:p>
      <text:p text:style-name="Standard"><text:s text:c="8"/>System.out.println("\nPagamento do Gerente: R$" + gerente.calcularPagamento());</text:p>
      <text:p text:style-name="Standard"><text:soft-page-break/><text:s text:c="8"/>System.out.println("Pagamento do Operário: R$" + operario.calcularPagamento()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Victor do Espirito Santo Farias<text:tab/><text:tab/><text:tab/><text:tab/><text:tab/><text:tab/><text:tab/> <text:s text:c="5"/>20240355790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9:36:29.877000000</meta:creation-date>
    <dc:date>2025-06-03T21:25:12.520000000</dc:date>
    <meta:editing-duration>PT1H46M58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4" meta:paragraph-count="107" meta:word-count="605" meta:character-count="4701" meta:non-whitespace-character-count="3760"/>
  </office:meta>
</office:document-meta>
</file>